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loext:graphic-properties draw:fill="solid" draw:fill-color="#000000"/>
      <style:paragraph-properties fo:margin-top="0in" fo:margin-bottom="0in" loext:contextual-spacing="false" fo:line-height="100%" fo:background-color="#000000"/>
    </style:style>
    <style:style style:name="P3" style:family="paragraph" style:parent-style-name="Standard">
      <loext:graphic-properties draw:fill="solid" draw:fill-color="#000000"/>
      <style:paragraph-properties fo:margin-top="0in" fo:margin-bottom="0in" loext:contextual-spacing="false" fo:line-height="100%" fo:background-color="#000000"/>
      <style:text-properties fo:color="#ffffff" style:font-name="Consolas" fo:font-size="12pt" style:font-name-asian="Consolas1" style:font-size-asian="12pt" style:font-name-complex="Consolas1" style:font-size-complex="12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fo:color="#ffffff" style:font-name="Consolas" fo:font-size="12pt" style:font-name-asian="Consolas1" style:font-size-asian="12pt" style:font-name-complex="Consolas1" style:font-size-complex="12pt"/>
    </style:style>
    <style:style style:name="T3" style:family="text">
      <style:text-properties fo:color="#c586c0" style:font-name="Consolas" fo:font-size="12pt" style:font-name-asian="Consolas1" style:font-size-asian="12pt" style:font-name-complex="Consolas1" style:font-size-complex="12pt"/>
    </style:style>
    <style:style style:name="T4" style:family="text">
      <style:text-properties fo:color="#4ec9b0" style:font-name="Consolas" fo:font-size="12pt" style:font-name-asian="Consolas1" style:font-size-asian="12pt" style:font-name-complex="Consolas1" style:font-size-complex="12pt"/>
    </style:style>
    <style:style style:name="T5" style:family="text">
      <style:text-properties fo:color="#dcdcaa" style:font-name="Consolas" fo:font-size="12pt" style:font-name-asian="Consolas1" style:font-size-asian="12pt" style:font-name-complex="Consolas1" style:font-size-complex="12pt"/>
    </style:style>
    <style:style style:name="T6" style:family="text">
      <style:text-properties fo:color="#9cdcfe" style:font-name="Consolas" fo:font-size="12pt" style:font-name-asian="Consolas1" style:font-size-asian="12pt" style:font-name-complex="Consolas1" style:font-size-complex="12pt"/>
    </style:style>
    <style:style style:name="T7" style:family="text">
      <style:text-properties fo:color="#d4d4d4" style:font-name="Consolas" fo:font-size="12pt" style:font-name-asian="Consolas1" style:font-size-asian="12pt" style:font-name-complex="Consolas1" style:font-size-complex="12pt"/>
    </style:style>
    <style:style style:name="T8" style:family="text">
      <style:text-properties fo:color="#ce9178" style:font-name="Consolas" fo:font-size="12pt" style:font-name-asian="Consolas1" style:font-size-asian="12pt" style:font-name-complex="Consolas1" style:font-size-complex="12pt"/>
    </style:style>
    <style:style style:name="T9" style:family="text">
      <style:text-properties fo:color="#7ca668" style:font-name="Consolas" fo:font-size="12pt" style:font-name-asian="Consolas1" style:font-size-asian="12pt" style:font-name-complex="Consolas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tação das moedas – PROJETO</text:span></text:p>
      <text:p text:style-name="P1"/>
      <text:p text:style-name="P2"><text:span text:style-name="T2">pip install pandas_datareader.</text:span></text:p>
      <text:p text:style-name="P2"><text:span text:style-name="T2">pip install matplotlib.</text:span></text:p>
      <text:p text:style-name="P2"><text:span text:style-name="T2">pip install yfinance.</text:span></text:p>
      <text:p text:style-name="P3"/>
      <text:p text:style-name="P1"/>
      <text:p text:style-name="P1"/>
      <text:p text:style-name="P2"><text:span text:style-name="T3">import</text:span><text:span text:style-name="T2"> </text:span><text:span text:style-name="T4">pandas_datareader</text:span><text:span text:style-name="T2">.</text:span><text:span text:style-name="T4">data</text:span><text:span text:style-name="T2"> </text:span><text:span text:style-name="T3">as</text:span><text:span text:style-name="T2"> </text:span><text:span text:style-name="T4">web</text:span></text:p>
      <text:p text:style-name="P2"><text:span text:style-name="T3">import</text:span><text:span text:style-name="T2"> </text:span><text:span text:style-name="T4">matplotlib</text:span><text:span text:style-name="T2">.</text:span><text:span text:style-name="T4">pyplot</text:span><text:span text:style-name="T2"> </text:span><text:span text:style-name="T3">as</text:span><text:span text:style-name="T2"> </text:span><text:span text:style-name="T4">plt</text:span></text:p>
      <text:p text:style-name="P2"><text:span text:style-name="T3">import</text:span><text:span text:style-name="T2"> </text:span><text:span text:style-name="T4">yfinance</text:span><text:span text:style-name="T2"> </text:span><text:span text:style-name="T3">as</text:span><text:span text:style-name="T2"> </text:span><text:span text:style-name="T4">yf</text:span></text:p>
      <text:p text:style-name="P2"><text:span text:style-name="T4">yf</text:span><text:span text:style-name="T2">.</text:span><text:span text:style-name="T5">pdr_override</text:span><text:span text:style-name="T2">()</text:span></text:p>
      <text:p text:style-name="P3"/>
      <text:p text:style-name="P2"><text:span text:style-name="T6">cotacao</text:span><text:span text:style-name="T2"> </text:span><text:span text:style-name="T7">=</text:span><text:span text:style-name="T2"> </text:span><text:span text:style-name="T4">web</text:span><text:span text:style-name="T2">.</text:span><text:span text:style-name="T5">get_data_yahoo</text:span><text:span text:style-name="T2">(</text:span><text:span text:style-name="T8">'PETR4.SA'</text:span><text:span text:style-name="T2">, </text:span><text:span text:style-name="T6">start</text:span><text:span text:style-name="T7">=</text:span><text:span text:style-name="T8">"2023-01-01"</text:span><text:span text:style-name="T2">, </text:span><text:span text:style-name="T6">end</text:span><text:span text:style-name="T7">=</text:span><text:span text:style-name="T8">"2023-08-27"</text:span><text:span text:style-name="T2">)</text:span></text:p>
      <text:p text:style-name="P2"><text:span text:style-name="T5">display</text:span><text:span text:style-name="T2">(</text:span><text:span text:style-name="T6">cotacao</text:span><text:span text:style-name="T2">)</text:span></text:p>
      <text:p text:style-name="P2"><text:span text:style-name="T6">cotacao</text:span><text:span text:style-name="T2">[</text:span><text:span text:style-name="T8">'Adj Close'</text:span><text:span text:style-name="T2">].</text:span><text:span text:style-name="T6">plot</text:span><text:span text:style-name="T2">() </text:span><text:span text:style-name="T9">#Vai gerar um gráfico apenas com a coluna selecionada.</text:span></text:p>
      <text:p text:style-name="P2"><text:span text:style-name="T4">plt</text:span><text:span text:style-name="T2">.</text:span><text:span text:style-name="T5">show</text:span><text:span text:style-name="T2">()</text:span></text:p>
      <text:p text:style-name="P2"><text:span text:style-name="T9">#ticker, é o código da minha cotação.</text:span></text:p>
      <text:p text:style-name="P2"><text:span text:style-name="T9">#start, é a data de início, no padrão AAAA/MM/DD.</text:span></text:p>
      <text:p text:style-name="P2"><text:span text:style-name="T9">#end, é a data até onde será gerado o relatório no padrão AAAA/MM/DD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73" meta:character-count="548" meta:non-whitespace-character-count="489"/>
    <meta:generator>LibreOfficeDev/6.0.5.2$Linux_X86_64 LibreOffice_project/</meta:generator>
  </office:meta>
</office:document-meta>
</file>